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style:text-properties fo:font-weight="bold" style:font-weight-asian="bold" style:font-weight-complex="bold" style:text-underline-type="single" style:text-underline-style="solid" style:text-underline-width="auto" style:text-underline-mode="continuous"/>
    </style:style>
    <style:style style:name="P2" style:parent-style-name="Textbody" style:family="paragraph">
      <style:paragraph-properties fo:text-indent="0.4923in"/>
    </style:style>
    <style:style style:name="P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S1" style:family="section">
      <style:section-properties fo:margin-left="0in" fo:margin-right="0in" style:writing-mode="lr-tb"/>
    </style:style>
    <style:style style:name="P4" style:parent-style-name="Standard" style:family="paragraph">
      <style:paragraph-properties fo:margin-left="0.4923in">
        <style:tab-stops/>
      </style:paragraph-properties>
      <style:text-properties fo:font-weight="bold" style:font-weight-asian="bold" style:font-weight-complex="bold"/>
    </style:style>
    <style:style style:name="P5" style:parent-style-name="Standard" style:family="paragraph">
      <style:paragraph-properties fo:margin-left="0.4923in">
        <style:tab-stops/>
      </style:paragraph-properties>
    </style:style>
    <style:style style:name="P6" style:parent-style-name="Standard" style:family="paragraph">
      <style:paragraph-properties fo:margin-left="0.4923in">
        <style:tab-stops/>
      </style:paragraph-properties>
    </style:style>
    <style:style style:name="P7" style:parent-style-name="Standard" style:family="paragraph">
      <style:paragraph-properties fo:margin-left="0.4923in">
        <style:tab-stops/>
      </style:paragraph-properties>
      <style:text-properties fo:font-weight="bold" style:font-weight-asian="bold" style:font-weight-complex="bold"/>
    </style:style>
    <style:style style:name="P8" style:parent-style-name="Standard" style:family="paragraph">
      <style:paragraph-properties fo:margin-left="0.4923in">
        <style:tab-stops/>
      </style:paragraph-properties>
    </style:style>
    <style:style style:name="P9" style:parent-style-name="Standard" style:family="paragraph">
      <style:paragraph-properties fo:margin-left="0.4923in">
        <style:tab-stops/>
      </style:paragraph-properties>
    </style:style>
    <style:style style:name="P10" style:parent-style-name="Standard" style:family="paragraph">
      <style:paragraph-properties fo:margin-left="0.4923in">
        <style:tab-stops/>
      </style:paragraph-properties>
      <style:text-properties fo:font-weight="bold" style:font-weight-asian="bold" style:font-weight-complex="bold"/>
    </style:style>
    <style:style style:name="P11" style:parent-style-name="Standard" style:family="paragraph">
      <style:paragraph-properties fo:margin-left="0.4923in" fo:text-indent="0.4923in">
        <style:tab-stops/>
      </style:paragraph-properties>
    </style:style>
    <style:style style:name="P12" style:parent-style-name="Standard" style:family="paragraph">
      <style:paragraph-properties fo:margin-left="0.4923in" fo:text-indent="0.4923in">
        <style:tab-stops/>
      </style:paragraph-properties>
    </style:style>
    <style:style style:name="P13" style:parent-style-name="Standard" style:family="paragraph">
      <style:paragraph-properties fo:margin-left="0.4923in">
        <style:tab-stops/>
      </style:paragraph-properties>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margin-left="0.4923in" fo:text-indent="0.4923in">
        <style:tab-stops/>
      </style:paragraph-properties>
    </style:style>
    <style:style style:name="P17" style:parent-style-name="Standard" style:family="paragraph">
      <style:paragraph-properties fo:text-indent="0.4923in"/>
    </style:style>
  </office:automatic-styles>
  <office:body>
    <office:text text:use-soft-page-breaks="true">
      <text:p text:style-name="P1">1.Buscar la última versión del ECMA.</text:p>
      <text:p text:style-name="P2">La última versión de ECMA es la ES2021 /ES12</text:p>
      <text:p text:style-name="P3">2.Identificar<text:s/>qué<text:s/>diferencias tiene o novedades incluidas respecto a la versión anterior.</text:p>
      <text:section text:name="Sect1" text:style-name="S1">
        <text:p text:style-name="P4">1. Logical Assignment Operators (&amp;&amp;= ||= ??=).</text:p>
        <text:p text:style-name="P5"><text:s/>Los operadores lógicos &amp;&amp;, || y ?? ahora también pueden usarse para asignar valores de una forma más sencilla y corta. Perfecto para asignar valores por defecto a variables.</text:p>
        <text:p text:style-name="P6"/>
        <text:p text:style-name="P7">2. Numeric Separator.</text:p>
        <text:p text:style-name="P8">Leer algunas cifras en JavaScript puede ser una tarea difícil. Para solucionar esto, el nuevo separador numérico _ te permite identificar de manera más sencilla cualquier número.</text:p>
        <text:p text:style-name="P9"><text:tab/></text:p>
        <text:p text:style-name="P10">3. La tabla de diferencias de Promise.</text:p>
        <text:p text:style-name="P11">Hasta ahora, reemplazar todas las instancias de una cadena de texto en una cadena de texto te obligaba a usar Regex ya que replace, si le pasabas un string, lo que hacía era sólo reemplazar la primera instancia encontrada.</text:p>
        <text:p text:style-name="P12"/>
        <text:p text:style-name="P13"><text:span text:style-name="T14">5. WeakRef Weak</text:span><text:span text:style-name="T15">.</text:span></text:p>
        <text:p text:style-name="P16">Ref te permite crear una referencia débil a un objeto para no prevenir que se destruya por el Garbage Collector de JavaScript. ¿Por qué? Pues por qué cuando creamos un objeto, especialmente si son grandes, estos no son automáticamente destruidos por el Garbage Collector si existe una referencia a ellos. Con el método deref de WeakRef, podemos acceder a la referencia del objeto. Si la referencia al objeto ha sido eliminada, se devuelve undefined.</text:p>
        <text:p text:style-name="P1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oto Sans Mono CJK SC" style:font-name-complex="Liberation Mono"/>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esus avila</dc:creator>
    <meta:creation-date>2023-09-21T17:12:00Z</meta:creation-date>
    <dc:date>2023-09-21T19:52:00Z</dc:date>
    <meta:template xlink:href="Normal" xlink:type="simple"/>
    <meta:editing-cycles>3</meta:editing-cycles>
    <meta:editing-duration>PT720S</meta:editing-duration>
    <meta:document-statistic meta:page-count="1" meta:paragraph-count="2" meta:word-count="204" meta:character-count="1328" meta:row-count="9" meta:non-whitespace-character-count="1126"/>
  </office:meta>
</office:document-meta>
</file>